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ＭＳ Ｐゴシック1" svg:font-family="&quot;ＭＳ Ｐゴシック1&quot;"/>
    <style:font-face style:name="ＭＳ Ｐゴシック" svg:font-family="&quot;ＭＳ Ｐゴシック&quot;"/>
    <style:font-face style:name="メイリオ" svg:font-family="メイリオ"/>
    <style:font-face style:name="ＭＳ ゴシック" svg:font-family="&quot;ＭＳ ゴシック&quot;"/>
    <style:font-face style:name="Segoe UI Symbol" svg:font-family="&quot;Segoe UI Symbol&quot;"/>
  </office:font-face-decls>
  <office:automatic-styles>
    <style:style style:name="ce1" style:family="table-cell" style:parent-style-name="Default" style:data-style-name="N0"/>
    <style:style style:name="ce2" style:family="table-cell" style:parent-style-name="_27161__28310__32_2" style:data-style-name="N0">
      <style:table-cell-properties style:vertical-align="automatic" fo:background-color="transparent"/>
      <style:text-properties style:font-name="メイリオ" style:font-name-asian="メイリオ" style:font-name-complex="メイリオ" style:font-family-generic="modern"/>
    </style:style>
    <style:style style:name="ce3" style:family="table-cell" style:parent-style-name="_27161__28310__32_2" style:data-style-name="N0">
      <style:table-cell-properties style:vertical-align="middle" fo:background-color="transparent" style:repeat-content="false"/>
      <style:paragraph-properties fo:text-align="center"/>
      <style:text-properties style:font-name="メイリオ" style:font-name-asian="メイリオ" style:font-name-complex="メイリオ" fo:font-size="25pt" style:font-size-asian="25pt" style:font-size-complex="25pt" style:font-family-generic="modern"/>
    </style:style>
    <style:style style:name="ce4" style:family="table-cell" style:parent-style-name="Default" style:data-style-name="N0">
      <style:table-cell-properties fo:border-top="none" fo:border-bottom="thin solid #000000" fo:border-left="none" fo:border-right="none" fo:background-color="transparent"/>
    </style:style>
    <style:style style:name="ce5" style:family="table-cell" style:parent-style-name="_27161__28310__32_2" style:data-style-name="N0">
      <style:table-cell-properties fo:border="thin solid #000000" style:vertical-align="middle" fo:background-color="#C0C0C0" style:repeat-content="false"/>
      <style:paragraph-properties fo:text-align="center"/>
      <style:text-properties style:font-name="メイリオ" style:font-name-asian="メイリオ" style:font-name-complex="メイリオ" style:font-family-generic="modern"/>
    </style:style>
    <style:style style:name="ce6" style:family="table-cell" style:parent-style-name="_27161__28310__32_2" style:data-style-name="N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7" style:family="table-cell" style:parent-style-name="_27161__28310__32_2" style:data-style-name="N0">
      <style:table-cell-properties fo:border-top="thin solid #000000" fo:border-bottom="thin double #000000" fo:border-left="thin solid #000000" fo:border-right="thin solid #000000" style:vertical-align="middle" fo:wrap-option="wrap" fo:background-color="transparent"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8" style:family="table-cell" style:parent-style-name="_27161__28310__32_2" style:data-style-name="N49">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9" style:family="table-cell" style:parent-style-name="_27161__28310__32_2" style:data-style-name="N5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10"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C0C0C0" style:repeat-content="false"/>
      <style:paragraph-properties fo:text-align="center"/>
      <style:text-properties style:font-name="メイリオ" style:font-name-asian="メイリオ" style:font-name-complex="メイリオ" style:font-family-generic="modern"/>
    </style:style>
    <style:style style:name="ce11"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12" style:family="table-cell" style:parent-style-name="_27161__28310__32_2" style:data-style-name="N0">
      <style:table-cell-properties fo:border-top="thin double #000000" fo:border-bottom="thin solid #000000" fo:border-left="thin solid #000000" fo:border-right="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font-family-generic="modern"/>
    </style:style>
    <style:style style:name="ce13" style:family="table-cell" style:parent-style-name="_27161__28310__32_2" style:data-style-name="N0">
      <style:table-cell-properties fo:border-top="thin double #000000" fo:border-bottom="thin solid #000000" fo:border-left="thin solid #000000" fo:border-right="thin solid #000000" style:vertical-align="middle" fo:background-color="#C0C0C0" style:repeat-content="false"/>
      <style:paragraph-properties fo:text-align="center"/>
      <style:text-properties style:font-name="メイリオ" style:font-name-asian="メイリオ" style:font-name-complex="メイリオ" style:font-family-generic="modern"/>
    </style:style>
    <style:style style:name="ce14" style:family="table-cell" style:parent-style-name="_27161__28310__32_2" style:data-style-name="N0">
      <style:table-cell-properties fo:border-top="thin double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font-family-generic="modern"/>
    </style:style>
    <style:style style:name="ce15"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16" style:family="table-cell" style:parent-style-name="Default" style:data-style-name="N0">
      <style:table-cell-properties fo:border="thin solid #000000" fo:background-color="transparent"/>
    </style:style>
    <style:style style:name="ce17"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start" fo:margin-left="0cm"/>
      <style:text-properties style:font-name="メイリオ" style:font-name-asian="メイリオ" style:font-name-complex="メイリオ" fo:font-size="9pt" style:font-size-asian="9pt" style:font-size-complex="9pt" style:font-family-generic="modern"/>
    </style:style>
    <style:style style:name="ce18" style:family="table-cell" style:parent-style-name="_35500__26126__25991__32_2" style:data-style-name="N0">
      <style:table-cell-properties fo:border="thin solid #000000" style:vertical-align="middle" fo:wrap-option="wrap" fo:background-color="transparent" style:repeat-content="false"/>
      <style:paragraph-properties fo:text-align="start" fo:margin-left="0cm"/>
      <style:text-properties fo:color="#7F7F7F" style:font-name="メイリオ" style:font-name-asian="メイリオ" style:font-name-complex="メイリオ" fo:font-size="9pt" style:font-size-asian="9pt" style:font-size-complex="9pt" fo:font-style="normal" style:font-style-asian="normal" style:font-style-complex="normal" style:font-family-generic="modern"/>
    </style:style>
    <style:style style:name="ce19" style:family="table-cell" style:parent-style-name="_27161__28310__32_2" style:data-style-name="N0">
      <style:table-cell-properties fo:border="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font-family-generic="modern"/>
    </style:style>
    <style:style style:name="ce20" style:family="table-cell" style:parent-style-name="_27161__28310__32_2" style:data-style-name="N0">
      <style:table-cell-properties fo:border="thin solid #000000" style:vertical-align="middle" fo:wrap-option="wrap" fo:background-color="#C0C0C0" style:repeat-content="false"/>
      <style:paragraph-properties fo:text-align="center"/>
      <style:text-properties style:font-name="メイリオ" style:font-name-asian="メイリオ" style:font-name-complex="メイリオ" style:font-family-generic="modern"/>
    </style:style>
    <style:style style:name="ce21" style:family="table-cell" style:parent-style-name="_27161__28310__32_2" style:data-style-name="N48">
      <style:table-cell-properties fo:border="thin solid #000000" style:vertical-align="automatic"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font-family-generic="modern"/>
    </style:style>
    <style:style style:name="ce22" style:family="table-cell" style:parent-style-name="_27161__28310__32_2" style:data-style-name="N0">
      <style:table-cell-properties fo:border="thin solid #000000" style:vertical-align="middle" fo:wrap-option="wrap" fo:background-color="transparent" style:repeat-content="false"/>
      <style:paragraph-properties fo:text-align="start" fo:margin-left="0cm"/>
      <style:text-properties style:font-name="メイリオ" style:font-name-asian="メイリオ" style:font-name-complex="メイリオ" fo:font-size="8pt" style:font-size-asian="8pt" style:font-size-complex="8pt" style:font-family-generic="modern"/>
    </style:style>
    <style:style style:name="ce23" style:family="table-cell" style:parent-style-name="_27161__28310__32_2" style:data-style-name="N0">
      <style:table-cell-properties fo:border="thin solid #000000" style:vertical-align="middle"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font-family-generic="modern"/>
    </style:style>
    <style:style style:name="ce24" style:family="table-cell" style:parent-style-name="Default" style:data-style-name="N0">
      <style:table-cell-properties fo:border="thin solid #000000" style:vertical-align="middle" fo:wrap-option="wrap" fo:background-color="transparent"/>
    </style:style>
    <style:style style:name="ce25" style:family="table-cell" style:parent-style-name="Default" style:data-style-name="N0">
      <style:table-cell-properties fo:border="thin solid #000000" style:vertical-align="middle" fo:wrap-option="wrap" fo:background-color="transparent"/>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メイリオ" style:font-name-asian="メイリオ" style:font-name-complex="メイリオ"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5"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7" style:family="text" style:parent-style-name="Default">
      <style:text-properties fo:color="#000000" style:text-line-through-style="none" style:font-name="ＭＳ ゴシック" style:font-name-asian="ＭＳ ゴシック" style:font-name-complex="ＭＳ 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8"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T9" style:family="text" style:parent-style-name="Default">
      <style:text-properties fo:color="#000000" style:text-line-through-style="none" style:font-name="Segoe UI Symbol" style:font-name-asian="Segoe UI Symbol" style:font-name-complex="Segoe UI Symbo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Segoe UI Symbol" style:font-name-asian="Segoe UI Symbol" style:font-name-complex="Segoe UI Symbo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T1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14375cm"/>
    </style:style>
    <style:style style:name="co2" style:family="table-column">
      <style:table-column-properties fo:break-before="auto" style:column-width="1.74625cm"/>
    </style:style>
    <style:style style:name="ro1" style:family="table-row">
      <style:table-row-properties style:row-height="36.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フォーマット" table:style-name="ta1">
        <table:table-column table:style-name="co1" table:number-columns-repeated="38" table:default-cell-style-name="ce2"/>
        <table:table-column table:style-name="co2" table:number-columns-repeated="16346" table:default-cell-style-name="ce2"/>
        <table:table-row table:style-name="ro1">
          <table:table-cell office:value-type="string" table:number-columns-spanned="38" table:number-rows-spanned="1" table:style-name="ce3">
            <text:p>技　術　者　経　歴　書</text:p>
          </table:table-cell>
          <table:covered-table-cell table:number-columns-repeated="37"/>
          <table:table-cell table:number-columns-repeated="16346"/>
        </table:table-row>
        <table:table-row table:style-name="ro2">
          <table:table-cell table:number-columns-repeated="34" table:style-name="ce2"/>
          <table:table-cell table:number-columns-spanned="2" table:number-rows-spanned="1" table:style-name="ce4"/>
          <table:covered-table-cell/>
          <table:table-cell table:number-columns-spanned="2" table:number-rows-spanned="1" table:style-name="ce4"/>
          <table:covered-table-cell/>
          <table:table-cell table:number-columns-repeated="16346"/>
        </table:table-row>
        <table:table-row table:style-name="ro3">
          <table:table-cell office:value-type="string" table:number-columns-spanned="8" table:number-rows-spanned="1" table:style-name="ce5">
            <text:p>名 <text:s text:c="2"/>前</text:p>
          </table:table-cell>
          <table:covered-table-cell table:number-columns-repeated="7"/>
          <table:table-cell office:value-type="string" table:number-columns-spanned="8" table:number-rows-spanned="1" table:style-name="ce5">
            <text:p>フ リ ガ ナ</text:p>
          </table:table-cell>
          <table:covered-table-cell table:number-columns-repeated="7"/>
          <table:table-cell office:value-type="string" table:number-columns-spanned="3" table:number-rows-spanned="1" table:style-name="ce5">
            <text:p>性 別</text:p>
          </table:table-cell>
          <table:covered-table-cell table:number-columns-repeated="2"/>
          <table:table-cell office:value-type="string" table:number-columns-spanned="3" table:number-rows-spanned="1" table:style-name="ce5">
            <text:p>年　齢</text:p>
          </table:table-cell>
          <table:covered-table-cell table:number-columns-repeated="2"/>
          <table:table-cell office:value-type="string" table:number-columns-spanned="5" table:number-rows-spanned="1" table:style-name="ce5">
            <text:p>最終学歴</text:p>
          </table:table-cell>
          <table:covered-table-cell table:number-columns-repeated="4"/>
          <table:table-cell office:value-type="string" table:number-columns-spanned="7" table:number-rows-spanned="1" table:style-name="ce5">
            <text:p>住 　所</text:p>
          </table:table-cell>
          <table:covered-table-cell table:number-columns-repeated="6"/>
          <table:table-cell office:value-type="string" table:number-columns-spanned="4" table:number-rows-spanned="1" table:style-name="ce5">
            <text:p>最寄駅</text:p>
          </table:table-cell>
          <table:covered-table-cell table:number-columns-repeated="3"/>
          <table:table-cell table:number-columns-repeated="16346"/>
        </table:table-row>
        <table:table-row table:style-name="ro3">
          <table:table-cell office:value-type="string" table:number-columns-spanned="8" table:number-rows-spanned="2" table:style-name="ce6">
            <text:p>高橋　優太</text:p>
          </table:table-cell>
          <table:covered-table-cell table:number-columns-repeated="7"/>
          <table:table-cell office:value-type="string" table:number-columns-spanned="8" table:number-rows-spanned="2" table:style-name="ce7">
            <text:p>タカハシ　ユウタ</text:p>
          </table:table-cell>
          <table:covered-table-cell table:number-columns-repeated="7"/>
          <table:table-cell office:value-type="string" table:number-columns-spanned="3" table:number-rows-spanned="2" table:style-name="ce8">
            <text:p>男</text:p>
          </table:table-cell>
          <table:covered-table-cell table:number-columns-repeated="2"/>
          <table:table-cell office:value-type="string" table:number-columns-spanned="3" table:number-rows-spanned="2" table:style-name="ce9">
            <text:p>25歳</text:p>
          </table:table-cell>
          <table:covered-table-cell table:number-columns-repeated="2"/>
          <table:table-cell office:value-type="string" table:number-columns-spanned="5" table:number-rows-spanned="2" table:style-name="ce7">
            <text:p>4年制大学卒</text:p>
          </table:table-cell>
          <table:covered-table-cell table:number-columns-repeated="4"/>
          <table:table-cell office:value-type="string" table:number-columns-spanned="7" table:number-rows-spanned="2" table:style-name="ce7">
            <text:p>群馬県伊勢崎市</text:p>
          </table:table-cell>
          <table:covered-table-cell table:number-columns-repeated="6"/>
          <table:table-cell office:value-type="string" table:number-columns-spanned="4" table:number-rows-spanned="2" table:style-name="ce7">
            <text:p>JR高崎線</text:p>
            <text:p>伊勢崎駅</text:p>
          </table:table-cell>
          <table:covered-table-cell table:number-columns-repeated="3"/>
          <table:table-cell table:number-columns-repeated="16346"/>
        </table:table-row>
        <table:table-row table:style-name="ro3">
          <table:covered-table-cell/>
          <table:covered-table-cell table:number-columns-repeated="7"/>
          <table:covered-table-cell/>
          <table:covered-table-cell table:number-columns-repeated="7"/>
          <table:covered-table-cell/>
          <table:covered-table-cell table:number-columns-repeated="2"/>
          <table:covered-table-cell/>
          <table:covered-table-cell table:number-columns-repeated="2"/>
          <table:covered-table-cell/>
          <table:covered-table-cell table:number-columns-repeated="4"/>
          <table:covered-table-cell/>
          <table:covered-table-cell table:number-columns-repeated="6"/>
          <table:covered-table-cell/>
          <table:covered-table-cell table:number-columns-repeated="3"/>
          <table:table-cell table:number-columns-repeated="16346"/>
        </table:table-row>
        <table:table-row table:style-name="ro4">
          <table:table-cell office:value-type="string" table:number-columns-spanned="4" table:number-rows-spanned="7" table:style-name="ce10">
            <text:p>経　験</text:p>
            <text:p>技　術</text:p>
          </table:table-cell>
          <table:covered-table-cell table:number-columns-repeated="3"/>
          <table:table-cell office:value-type="string" table:number-columns-spanned="4" table:number-rows-spanned="1" table:style-name="ce11">
            <text:p>Ｏ　　Ｓ</text:p>
          </table:table-cell>
          <table:covered-table-cell table:number-columns-repeated="3"/>
          <table:table-cell office:value-type="string" table:number-columns-spanned="11" table:number-rows-spanned="1" table:style-name="ce12">
            <text:p>Windows</text:p>
          </table:table-cell>
          <table:covered-table-cell table:number-columns-repeated="10"/>
          <table:table-cell office:value-type="string" table:number-columns-spanned="3" table:number-rows-spanned="4" table:style-name="ce13">
            <text:p>人 <text:s text:c="3"/>柄</text:p>
          </table:table-cell>
          <table:covered-table-cell table:number-columns-repeated="2"/>
          <table:table-cell office:value-type="string" table:number-columns-spanned="16" table:number-rows-spanned="4" table:style-name="ce1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Ｄ　　Ｂ</text:p>
          </table:table-cell>
          <table:covered-table-cell table:number-columns-repeated="3"/>
          <table:table-cell office:value-type="string" table:number-columns-spanned="11" table:number-rows-spanned="1" table:style-name="ce16">
            <text:p>Oracl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言　　語</text:p>
          </table:table-cell>
          <table:covered-table-cell table:number-columns-repeated="3"/>
          <table:table-cell office:value-type="string" table:number-columns-spanned="11" table:number-rows-spanned="1" table:style-name="ce17">
            <text:p>Java</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APサーバ</text:p>
          </table:table-cell>
          <table:covered-table-cell table:number-columns-repeated="3"/>
          <table:table-cell table:number-columns-spanned="11" table:number-rows-spanned="1" table:style-name="ce16"/>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Ｆ　　Ｗ</text:p>
          </table:table-cell>
          <table:covered-table-cell table:number-columns-repeated="3"/>
          <table:table-cell table:number-columns-spanned="11" table:number-rows-spanned="1" table:style-name="ce16"/>
          <table:covered-table-cell table:number-columns-repeated="10"/>
          <table:table-cell office:value-type="string" table:number-columns-spanned="3" table:number-rows-spanned="3" table:style-name="ce5">
            <text:p>取得資格</text:p>
          </table:table-cell>
          <table:covered-table-cell table:number-columns-repeated="2"/>
          <table:table-cell table:number-columns-spanned="16" table:number-rows-spanned="3" table:style-name="ce16"/>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ツ ー ル</text:p>
          </table:table-cell>
          <table:covered-table-cell table:number-columns-repeated="3"/>
          <table:table-cell office:value-type="string" table:number-columns-spanned="11" table:number-rows-spanned="1" table:style-name="ce18">
            <text:p>Eclips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そ の 他</text:p>
          </table:table-cell>
          <table:covered-table-cell table:number-columns-repeated="3"/>
          <table:table-cell office:value-type="string" table:number-columns-spanned="11" table:number-rows-spanned="1" table:style-name="ce19">
            <text:p>Slack, Zoom</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3">
          <table:table-cell office:value-type="string" table:number-columns-spanned="1" table:number-rows-spanned="4" table:style-name="ce20">
            <text:p>No</text:p>
          </table:table-cell>
          <table:table-cell office:value-type="string" table:number-columns-spanned="3" table:number-rows-spanned="4" table:style-name="ce20">
            <text:p>開　発</text:p>
            <text:p>期　間</text:p>
          </table:table-cell>
          <table:covered-table-cell table:number-columns-repeated="2"/>
          <table:table-cell office:value-type="string" table:number-columns-spanned="15" table:number-rows-spanned="4" table:style-name="ce5">
            <text:p>業　務　内　容</text:p>
          </table:table-cell>
          <table:covered-table-cell table:number-columns-repeated="14"/>
          <table:table-cell office:value-type="string" table:number-columns-spanned="3" table:number-rows-spanned="4" table:style-name="ce5">
            <text:p>Ｏ　Ｓ</text:p>
          </table:table-cell>
          <table:covered-table-cell table:number-columns-repeated="2"/>
          <table:table-cell office:value-type="string" table:number-columns-spanned="3" table:number-rows-spanned="4" table:style-name="ce5">
            <text:p>言　語</text:p>
          </table:table-cell>
          <table:covered-table-cell table:number-columns-repeated="2"/>
          <table:table-cell office:value-type="string" table:number-columns-spanned="3" table:number-rows-spanned="4" table:style-name="ce5">
            <text:p>ツール</text:p>
          </table:table-cell>
          <table:covered-table-cell table:number-columns-repeated="2"/>
          <table:table-cell office:value-type="string" table:number-columns-spanned="3" table:number-rows-spanned="4" table:style-name="ce5">
            <text:p>Ｄ　Ｂ</text:p>
          </table:table-cell>
          <table:covered-table-cell table:number-columns-repeated="2"/>
          <table:table-cell office:value-type="string" table:number-columns-spanned="1" table:number-rows-spanned="4" table:style-name="ce5">
            <text:p>要件定義</text:p>
          </table:table-cell>
          <table:table-cell office:value-type="string" table:number-columns-spanned="1" table:number-rows-spanned="4" table:style-name="ce5">
            <text:p>基本設計</text:p>
          </table:table-cell>
          <table:table-cell office:value-type="string" table:number-columns-spanned="1" table:number-rows-spanned="4" table:style-name="ce5">
            <text:p>詳細設計</text:p>
          </table:table-cell>
          <table:table-cell office:value-type="string" table:number-columns-spanned="1" table:number-rows-spanned="4" table:style-name="ce5">
            <text:p>製造単体</text:p>
          </table:table-cell>
          <table:table-cell office:value-type="string" table:number-columns-spanned="1" table:number-rows-spanned="4" table:style-name="ce5">
            <text:p>結合試験</text:p>
          </table:table-cell>
          <table:table-cell office:value-type="string" table:number-columns-spanned="1" table:number-rows-spanned="4" table:style-name="ce5">
            <text:p>運 <text:s/>用</text:p>
          </table:table-cell>
          <table:table-cell office:value-type="string" table:number-columns-spanned="1" table:number-rows-spanned="4" table:style-name="ce5">
            <text:p>立 <text:s/>場</text:p>
          </table:table-cell>
          <table:table-cell table:number-columns-repeated="16346"/>
        </table:table-row>
        <table:table-row table:number-rows-repeated="3" table:style-name="ro3">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6" table:style-name="ce16"/>
          <table:table-cell office:value-type="string" table:number-columns-spanned="3" table:number-rows-spanned="13" table:style-name="ce21">
            <text:p>2025年　7月</text:p>
          </table:table-cell>
          <table:covered-table-cell table:number-columns-repeated="2"/>
          <table:table-cell office:value-type="string" table:number-columns-spanned="15" table:number-rows-spanned="1" table:style-name="ce22">
            <text:p>IT研修</text:p>
          </table:table-cell>
          <table:covered-table-cell table:number-columns-repeated="14"/>
          <table:table-cell office:value-type="string" table:number-columns-spanned="3" table:number-rows-spanned="26" table:style-name="ce23">
            <text:p>Windows</text:p>
          </table:table-cell>
          <table:covered-table-cell table:number-columns-repeated="2"/>
          <table:table-cell office:value-type="string" table:number-columns-spanned="3" table:number-rows-spanned="26" table:style-name="ce23">
            <text:p>Java</text:p>
          </table:table-cell>
          <table:covered-table-cell table:number-columns-repeated="2"/>
          <table:table-cell office:value-type="string" table:number-columns-spanned="3" table:number-rows-spanned="26" table:style-name="ce23">
            <text:p>Eclipse</text:p>
          </table:table-cell>
          <table:covered-table-cell table:number-columns-repeated="2"/>
          <table:table-cell table:number-columns-spanned="3" table:number-rows-spanned="26" table:style-name="ce16"/>
          <table:covered-table-cell table:number-columns-repeated="2"/>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office:value-type="string" table:number-columns-spanned="1" table:number-rows-spanned="26" table:style-name="ce23">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5" table:style-name="ce22">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理解度開発演習</text:p>
            <text:p/>
            <text:p>■ビジネスマナー＆ITリテラシー研修</text:p>
            <text:p/>
            <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3"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2"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0" table:style-name="ce16"/>
          <table:table-cell office:value-type="string" table:number-columns-spanned="3" table:number-rows-spanned="10" table:style-name="ce21">
            <text:p>2023年　4月</text:p>
          </table:table-cell>
          <table:covered-table-cell table:number-columns-repeated="2"/>
          <table:table-cell office:value-type="string" table:number-columns-spanned="15" table:number-rows-spanned="1" table:style-name="ce22">
            <text:p>スーパーマーケット勤務</text:p>
          </table:table-cell>
          <table:covered-table-cell table:number-columns-repeated="14"/>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office:value-type="string" table:number-columns-spanned="3" table:number-rows-spanned="20" table:style-name="ce24">
            <text:p>Word</text:p>
            <text:p>Excel</text:p>
          </table:table-cell>
          <table:covered-table-cell table:number-columns-repeated="2"/>
          <table:table-cell table:number-columns-spanned="3" table:number-rows-spanned="20" table:style-name="ce16"/>
          <table:covered-table-cell table:number-columns-repeated="2"/>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office:value-type="string" table:number-columns-spanned="1" table:number-rows-spanned="20" table:style-name="ce23">
            <text:p>社員</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9" table:style-name="ce22">
            <text:p>【業務概要】</text:p>
            <text:p>・接客業務</text:p>
            <text:p>・総菜の製造</text:p>
            <text:p>・パートのシフト管理</text:p>
            <text:p>・棚卸業務</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8"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4" table:style-name="ce16"/>
          <table:table-cell table:number-columns-spanned="3" table:number-rows-spanned="12" table:style-name="ce16"/>
          <table:covered-table-cell table:number-columns-repeated="2"/>
          <table:table-cell table:number-columns-spanned="15" table:number-rows-spanned="1" table:style-name="ce16"/>
          <table:covered-table-cell table:number-columns-repeated="14"/>
          <table:table-cell office:value-type="string" table:number-columns-spanned="3" table:number-rows-spanned="24" table:style-name="ce16">
            <text:p>Windows</text:p>
          </table:table-cell>
          <table:covered-table-cell table:number-columns-repeated="2"/>
          <table:table-cell office:value-type="string" table:number-columns-spanned="3" table:number-rows-spanned="24" table:style-name="ce16">
            <text:p>SQL</text:p>
          </table:table-cell>
          <table:covered-table-cell table:number-columns-repeated="2"/>
          <table:table-cell office:value-type="string" table:number-columns-spanned="3" table:number-rows-spanned="24" table:style-name="ce16">
            <text:p>SQLdeveloper</text:p>
          </table:table-cell>
          <table:covered-table-cell table:number-columns-repeated="2"/>
          <table:table-cell office:value-type="string" table:number-columns-spanned="3" table:number-rows-spanned="24" table:style-name="ce16">
            <text:p>Oracle</text:p>
          </table:table-cell>
          <table:covered-table-cell table:number-columns-repeated="2"/>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office:value-type="string" table:number-columns-spanned="1" table:number-rows-spanned="24"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3" table:style-name="ce25">
            <text:p><text:span text:style-name="T10">■</text:span><text:span text:style-name="T2">DB</text:span><text:span text:style-name="T3">研修</text:span></text:p>
            <text:p><text:span text:style-name="T3">　</text:span><text:span text:style-name="T2">Oracle</text:span><text:span text:style-name="T3">データベース環境の構築</text:span></text:p>
            <text:p><text:span text:style-name="T3">　</text:span><text:span text:style-name="T2">SQL</text:span><text:span text:style-name="T3">の基礎構文（</text:span><text:span text:style-name="T2">select</text:span><text:span text:style-name="T3">、</text:span><text:span text:style-name="T2">insert</text:span><text:span text:style-name="T3">、</text:span><text:span text:style-name="T2">update</text:span><text:span text:style-name="T3">、</text:span><text:span text:style-name="T2">delete</text:span><text:span text:style-name="T3">）の習得</text:span></text:p>
            <text:p><text:span text:style-name="T3">　</text:span><text:span text:style-name="T2">SQL</text:span><text:span text:style-name="T3">の応用構文（集約、並び替え、結合）の習得</text:span></text:p>
            <text:p><text:span text:style-name="T3">　</text:span><text:span text:style-name="T2">JDBC</text:span><text:span text:style-name="T3">の理解と演習課題（社員管理システム）の実践</text:span></text:p>
            <text:p><text:span text:style-name="T3"/></text:p>
            <text:p><text:span text:style-name="T10">■</text:span><text:span text:style-name="T3">成果物（グループ開発）</text:span></text:p>
            <text:p><text:span text:style-name="T3">　システム名：社員管理システム</text:span></text:p>
            <text:p><text:span text:style-name="T3">　工　　　程：製造～単体テスト</text:span></text:p>
            <text:p><text:span text:style-name="T3">　担当機能　：社員</text:span><text:span text:style-name="T2">ID</text:span><text:span text:style-name="T3">検索、登録、削除</text:span></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2"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table:number-columns-spanned="15" table:number-rows-spanned="1" table:style-name="ce16"/>
          <table:covered-table-cell table:number-columns-repeated="14"/>
          <table:table-cell office:value-type="string" table:number-columns-spanned="3" table:number-rows-spanned="19" table:style-name="ce16">
            <text:p>Windows</text:p>
          </table:table-cell>
          <table:covered-table-cell table:number-columns-repeated="2"/>
          <table:table-cell office:value-type="string" table:number-columns-spanned="3" table:number-rows-spanned="19" table:style-name="ce16">
            <text:p>Java</text:p>
          </table:table-cell>
          <table:covered-table-cell table:number-columns-repeated="2"/>
          <table:table-cell office:value-type="string" table:number-columns-spanned="3" table:number-rows-spanned="19" table:style-name="ce16">
            <text:p>Eclipse</text:p>
          </table:table-cell>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4">
            <text:p>■Spring<text:ruby text:style-name="ru1"><text:ruby-base>研修</text:ruby-base><text:ruby-text text:style-name="T5">ケンシュウ</text:ruby-text></text:ruby></text:p>
            <text:p>　<text:ruby text:style-name="ru1"><text:ruby-base>基本操作</text:ruby-base><text:ruby-text text:style-name="T5">キホンソウサ</text:ruby-text></text:ruby></text:p>
            <text:p>　<text:ruby text:style-name="ru1"><text:ruby-base>画面遷移</text:ruby-base><text:ruby-text text:style-name="T5">ガメンセンイ</text:ruby-text></text:ruby>(フォワードとリダイレクト)</text:p>
            <text:p>　フォーム<text:ruby text:style-name="ru1"><text:ruby-base>処理</text:ruby-base><text:ruby-text text:style-name="T5">ショリ</text:ruby-text></text:ruby>(パラメータ、GETとPOST)</text:p>
            <text:p><text:s text:c="2"/>スコープ(リクエストスコープ、セッションスコープ)</text:p>
            <text:p>　データベース<text:ruby text:style-name="ru1"><text:ruby-base>操作</text:ruby-base><text:ruby-text text:style-name="T5">ソウサ</text:ruby-text></text:ruby>(<text:ruby text:style-name="ru1"><text:ruby-base>検索</text:ruby-base><text:ruby-text text:style-name="T5">ケンサク</text:ruby-text></text:ruby>、<text:ruby text:style-name="ru1"><text:ruby-base>登録</text:ruby-base><text:ruby-text text:style-name="T5">トウロク</text:ruby-text></text:ruby>、<text:ruby text:style-name="ru1"><text:ruby-base>更新</text:ruby-base><text:ruby-text text:style-name="T5">コウシン</text:ruby-text></text:ruby>、<text:ruby text:style-name="ru1"><text:ruby-base>削除</text:ruby-base><text:ruby-text text:style-name="T5">サクジョ</text:ruby-text></text:ruby>)</text:p>
            <text:p>　<text:ruby text:style-name="ru1"><text:ruby-base>入力</text:ruby-base><text:ruby-text text:style-name="T5">ニュウリョク</text:ruby-text></text:ruby>チェック</text:p>
            <text:p>　Thymeleaf（テンプレートエンジン）</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table:number-columns-spanned="15" table:number-rows-spanned="1" table:style-name="ce16"/>
          <table:covered-table-cell table:number-columns-repeated="14"/>
          <table:table-cell office:value-type="string" table:number-columns-spanned="3" table:number-rows-spanned="19" table:style-name="ce16">
            <text:p>Windows</text:p>
          </table:table-cell>
          <table:covered-table-cell table:number-columns-repeated="2"/>
          <table:table-cell office:value-type="string" table:number-columns-spanned="3" table:number-rows-spanned="19" table:style-name="ce16">
            <text:p>HTML<text:span text:style-name="T6">・</text:span>CSS</text:p>
          </table:table-cell>
          <table:covered-table-cell table:number-columns-repeated="2"/>
          <table:table-cell office:value-type="string" table:number-columns-spanned="3" table:number-rows-spanned="19" table:style-name="ce16">
            <text:p>Eclipse</text:p>
          </table:table-cell>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4">
            <text:p><text:span text:style-name="T9">■</text:span>HTML<text:span text:style-name="T6">・</text:span>CSS<text:ruby text:style-name="ru1"><text:ruby-base><text:span text:style-name="T7">研修</text:span></text:ruby-base><text:ruby-text text:style-name="T5">ケンシュウ</text:ruby-text></text:ruby><text:span text:style-name="T7"/></text:p>
            <text:p><text:span text:style-name="T7">　タグの種類、プロパティの種類</text:span></text:p>
            <text:p><text:span text:style-name="T7"><text:s text:c="2"/></text:span><text:span text:style-name="T8">HTML/CSS</text:span><text:span text:style-name="T4">を使用した実装</text:span></text:p>
            <text:p><text:span text:style-name="T4"/></text:p>
            <text:p><text:span text:style-name="T4"/></text:p>
            <text:p><text:span text:style-name="T10">■</text:span><text:span text:style-name="T4">成果物</text:span></text:p>
            <text:p><text:span text:style-name="T4"/></text:p>
            <text:p><text:span text:style-name="T4">システム名：ポートフォリオ</text:span><text:span text:style-name="T8"/></text:p>
            <text:p><text:span text:style-name="T4">　工　　　程：製造</text:span><text:span text:style-name="T8"/></text:p>
            <text:p><text:span text:style-name="T4">　</text:span></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48452" table:style-name="ro2">
          <table:table-cell table:number-columns-repeated="16384"/>
        </table:table-row>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table:table>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ＭＳ Ｐゴシック1" svg:font-family="&quot;ＭＳ Ｐゴシック1&quot;"/>
    <style:font-face style:name="ＭＳ Ｐゴシック" svg:font-family="&quot;ＭＳ Ｐゴシック&quot;"/>
    <style:font-face style:name="メイリオ" svg:font-family="メイリオ"/>
    <style:font-face style:name="ＭＳ ゴシック" svg:font-family="&quot;ＭＳ ゴシック&quot;"/>
    <style:font-face style:name="Segoe UI Symbol" svg:font-family="&quot;Segoe UI Symbol&quot;"/>
  </office:font-face-decls>
  <office:styles>
    <number:number-style style:name="N0">
      <number:number number:min-integer-digits="1"/>
    </number:number-style>
    <number:date-style style:name="N48">
      <number:year number:style="long"/>
      <number:text>年</number:text>
      <number:month number:style="long"/>
      <number:text>月</number:text>
    </number:date-style>
    <number:date-style style:name="N49">
      <number:year number:style="long"/>
      <number:text>/</number:text>
      <number:month number:style="long"/>
      <number:text>/</number:text>
      <number:day number:style="long"/>
    </number:date-style>
    <number:number-style style:name="N50P0">
      <number:number number:decimal-places="0" number:min-integer-digits="1">
        <number:embedded-text number:position="0"> </number:embedded-text>
      </number:number>
    </number:number-style>
    <number:number-style style:name="N50">
      <style:text-properties fo:color="#FF0000"/>
      <number:text>(</number:text>
      <number:number number:decimal-places="0" number:min-integer-digits="1">
        <number:embedded-text number:position="0">)</number:embedded-text>
      </number:number>
      <style:map style:condition="value()&gt;=0" style:apply-style-name="N50P0"/>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CCCCFF"/>
    </style:style>
    <style:style style:name="Excel_32_Built-in_32_20_37__32_-_32_Accent2" style:display-name="Excel Built-in 20% - Accent2" style:family="table-cell" style:data-style-name="N0">
      <style:table-cell-properties style:vertical-align="automatic" fo:background-color="#FF99CC"/>
    </style:style>
    <style:style style:name="Excel_32_Built-in_32_20_37__32_-_32_Accent3" style:display-name="Excel Built-in 20% - Accent3" style:family="table-cell" style:data-style-name="N0">
      <style:table-cell-properties style:vertical-align="automatic" fo:background-color="#CCFFCC"/>
    </style:style>
    <style:style style:name="Excel_32_Built-in_32_20_37__32_-_32_Accent4" style:display-name="Excel Built-in 20% - Accent4" style:family="table-cell" style:data-style-name="N0">
      <style:table-cell-properties style:vertical-align="automatic" fo:background-color="#CC99FF"/>
    </style:style>
    <style:style style:name="Excel_32_Built-in_32_20_37__32_-_32_Accent5" style:display-name="Excel Built-in 20% - Accent5" style:family="table-cell" style:data-style-name="N0">
      <style:table-cell-properties style:vertical-align="automatic" fo:background-color="#CCFFFF"/>
    </style:style>
    <style:style style:name="Excel_32_Built-in_32_20_37__32_-_32_Accent6" style:display-name="Excel Built-in 20% - Accent6" style:family="table-cell" style:data-style-name="N0">
      <style:table-cell-properties style:vertical-align="automatic" fo:background-color="#FFCC99"/>
    </style:style>
    <style:style style:name="Excel_32_Built-in_32_40_37__32_-_32_Accent1" style:display-name="Excel Built-in 40% - Accent1" style:family="table-cell" style:data-style-name="N0">
      <style:table-cell-properties style:vertical-align="automatic" fo:background-color="#99CCFF"/>
    </style:style>
    <style:style style:name="Excel_32_Built-in_32_40_37__32_-_32_Accent2" style:display-name="Excel Built-in 40% - Accent2" style:family="table-cell" style:data-style-name="N0">
      <style:table-cell-properties style:vertical-align="automatic" fo:background-color="#FF8080"/>
    </style:style>
    <style:style style:name="Excel_32_Built-in_32_40_37__32_-_32_Accent3" style:display-name="Excel Built-in 40% - Accent3" style:family="table-cell" style:data-style-name="N0">
      <style:table-cell-properties style:vertical-align="automatic" fo:background-color="#00FF00"/>
    </style:style>
    <style:style style:name="Excel_32_Built-in_32_40_37__32_-_32_Accent4" style:display-name="Excel Built-in 40% - Accent4" style:family="table-cell" style:data-style-name="N0">
      <style:table-cell-properties style:vertical-align="automatic" fo:background-color="#CC99FF"/>
    </style:style>
    <style:style style:name="Excel_32_Built-in_32_40_37__32_-_32_Accent5" style:display-name="Excel Built-in 40% - Accent5" style:family="table-cell" style:data-style-name="N0">
      <style:table-cell-properties style:vertical-align="automatic" fo:background-color="#99CCFF"/>
    </style:style>
    <style:style style:name="Excel_32_Built-in_32_40_37__32_-_32_Accent6" style:display-name="Excel Built-in 40% - Accent6" style:family="table-cell" style:data-style-name="N0">
      <style:table-cell-properties style:vertical-align="automatic" fo:background-color="#FFCC00"/>
    </style:style>
    <style:style style:name="Excel_32_Built-in_32_60_37__32_-_32_Accent1" style:display-name="Excel Built-in 60% - Accent1" style:family="table-cell" style:data-style-name="N0">
      <style:table-cell-properties style:vertical-align="automatic" fo:background-color="#0066CC"/>
      <style:text-properties fo:color="#FFFFFF"/>
    </style:style>
    <style:style style:name="Excel_32_Built-in_32_60_37__32_-_32_Accent2" style:display-name="Excel Built-in 60% - Accent2" style:family="table-cell" style:data-style-name="N0">
      <style:table-cell-properties style:vertical-align="automatic" fo:background-color="#FF8080"/>
      <style:text-properties fo:color="#FFFFFF"/>
    </style:style>
    <style:style style:name="Excel_32_Built-in_32_60_37__32_-_32_Accent3" style:display-name="Excel Built-in 60% - Accent3" style:family="table-cell" style:data-style-name="N0">
      <style:table-cell-properties style:vertical-align="automatic" fo:background-color="#00FF00"/>
      <style:text-properties fo:color="#FFFFFF"/>
    </style:style>
    <style:style style:name="Excel_32_Built-in_32_60_37__32_-_32_Accent4" style:display-name="Excel Built-in 60% - Accent4" style:family="table-cell" style:data-style-name="N0">
      <style:table-cell-properties style:vertical-align="automatic" fo:background-color="#800080"/>
      <style:text-properties fo:color="#FFFFFF"/>
    </style:style>
    <style:style style:name="Excel_32_Built-in_32_60_37__32_-_32_Accent5" style:display-name="Excel Built-in 60% - Accent5" style:family="table-cell" style:data-style-name="N0">
      <style:table-cell-properties style:vertical-align="automatic" fo:background-color="#33CCCC"/>
      <style:text-properties fo:color="#FFFFFF"/>
    </style:style>
    <style:style style:name="Excel_32_Built-in_32_60_37__32_-_32_Accent6" style:display-name="Excel Built-in 60% - Accent6" style:family="table-cell" style:data-style-name="N0">
      <style:table-cell-properties style:vertical-align="automatic" fo:background-color="#FF9900"/>
      <style:text-properties fo:color="#FFFFFF"/>
    </style:style>
    <style:style style:name="Excel_32_Built-in_32_Accent1" style:display-name="Excel Built-in Accent1" style:family="table-cell" style:data-style-name="N0">
      <style:table-cell-properties style:vertical-align="automatic" fo:background-color="#333399"/>
      <style:text-properties fo:color="#FFFFFF"/>
    </style:style>
    <style:style style:name="Excel_32_Built-in_32_Accent2" style:display-name="Excel Built-in Accent2" style:family="table-cell" style:data-style-name="N0">
      <style:table-cell-properties style:vertical-align="automatic" fo:background-color="#FF0000"/>
      <style:text-properties fo:color="#FFFFFF"/>
    </style:style>
    <style:style style:name="Excel_32_Built-in_32_Accent3" style:display-name="Excel Built-in Accent3" style:family="table-cell" style:data-style-name="N0">
      <style:table-cell-properties style:vertical-align="automatic" fo:background-color="#339966"/>
      <style:text-properties fo:color="#FFFFFF"/>
    </style:style>
    <style:style style:name="Excel_32_Built-in_32_Accent4" style:display-name="Excel Built-in Accent4" style:family="table-cell" style:data-style-name="N0">
      <style:table-cell-properties style:vertical-align="automatic" fo:background-color="#800080"/>
      <style:text-properties fo:color="#FFFFFF"/>
    </style:style>
    <style:style style:name="Excel_32_Built-in_32_Accent5" style:display-name="Excel Built-in Accent5" style:family="table-cell" style:data-style-name="N0">
      <style:table-cell-properties style:vertical-align="automatic" fo:background-color="#33CCCC"/>
      <style:text-properties fo:color="#FFFFFF"/>
    </style:style>
    <style:style style:name="Excel_32_Built-in_32_Accent6" style:display-name="Excel Built-in Accent6" style:family="table-cell" style:data-style-name="N0">
      <style:table-cell-properties style:vertical-align="automatic" fo:background-color="#FF6600"/>
      <style:text-properties fo:color="#FFFFFF"/>
    </style:style>
    <style:style style:name="Excel_32_Built-in_32_Bad" style:display-name="Excel Built-in Bad" style:family="table-cell" style:data-style-name="N0">
      <style:table-cell-properties style:vertical-align="automatic" fo:background-color="#FF99CC"/>
      <style:text-properties fo:color="#800080"/>
    </style:style>
    <style:style style:name="Excel_32_Built-in_32_Calculation" style:display-name="Excel Built-in Calculation"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Excel_32_Built-in_32_Check_32_Cell" style:display-name="Excel Built-in Check Cell" style:family="table-cell" style:data-style-name="N0">
      <style:table-cell-properties fo:border="thin double #000000" style:vertical-align="automatic" fo:background-color="#969696"/>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style:text-properties fo:color="#808080" fo:font-style="italic" style:font-style-asian="italic" style:font-style-complex="italic"/>
    </style:style>
    <style:style style:name="Excel_32_Built-in_32_Good" style:display-name="Excel Built-in Good" style:family="table-cell" style:data-style-name="N0">
      <style:table-cell-properties style:vertical-align="automatic" fo:background-color="#CCFFCC"/>
      <style:text-properties fo:color="#008000"/>
    </style:style>
    <style:style style:name="Excel_32_Built-in_32_Heading_32_1" style:display-name="Excel Built-in Heading 1" style:family="table-cell" style:data-style-name="N0">
      <style:table-cell-properties fo:border-top="none" fo:border-bottom="2pt solid #333399" fo:border-left="none" fo:border-right="none" style:vertical-align="automatic"/>
      <style:text-properties fo:color="#003366"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C0C0C0" fo:border-left="none" fo:border-right="none" style:vertical-align="automatic"/>
      <style:text-properties fo:color="#003366"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0066CC" fo:border-left="none" fo:border-right="none" style:vertical-align="automatic"/>
      <style:text-properties fo:color="#003366" fo:font-weight="bold" style:font-weight-asian="bold" style:font-weight-complex="bold"/>
    </style:style>
    <style:style style:name="Excel_32_Built-in_32_Heading_32_4" style:display-name="Excel Built-in Heading 4" style:family="table-cell" style:data-style-name="N0">
      <style:table-cell-properties style:vertical-align="automatic"/>
      <style:text-properties fo:color="#003366" fo:font-weight="bold" style:font-weight-asian="bold" style:font-weight-complex="bold"/>
    </style:style>
    <style:style style:name="Excel_32_Built-in_32_Input" style:display-name="Excel Built-in Input" style:family="table-cell" style:data-style-name="N0">
      <style:table-cell-properties fo:border="thin solid #808080" style:vertical-align="automatic" fo:background-color="#FFCC99"/>
      <style:text-properties fo:color="#333399"/>
    </style:style>
    <style:style style:name="Excel_32_Built-in_32_Linked_32_Cell" style:display-name="Excel Built-in Linked Cell" style:family="table-cell" style:data-style-name="N0">
      <style:table-cell-properties fo:border-top="none" fo:border-bottom="thin double #000000" fo:border-left="none" fo:border-right="none" style:vertical-align="automatic"/>
      <style:text-properties fo:color="#FF9900"/>
    </style:style>
    <style:style style:name="Excel_32_Built-in_32_Neutral" style:display-name="Excel Built-in Neutral" style:family="table-cell" style:data-style-name="N0">
      <style:table-cell-properties style:vertical-align="automatic" fo:background-color="#FFFF99"/>
      <style:text-properties fo:color="#993300"/>
    </style:style>
    <style:style style:name="Excel_32_Built-in_32_Note" style:display-name="Excel Built-in Note" style:family="table-cell" style:data-style-name="N0">
      <style:table-cell-properties fo:border="thin solid #C0C0C0" style:vertical-align="automatic" fo:background-color="#FFFFCC"/>
    </style:style>
    <style:style style:name="Excel_32_Built-in_32_Output" style:display-name="Excel Built-in Output" style:family="table-cell" style:data-style-name="N0">
      <style:table-cell-properties fo:border="thin solid #333333" style:vertical-align="automatic" fo:background-color="#C0C0C0"/>
      <style:text-properties fo:color="#333333" fo:font-weight="bold" style:font-weight-asian="bold" style:font-weight-complex="bold"/>
    </style:style>
    <style:style style:name="Excel_32_Built-in_32_Title" style:display-name="Excel Built-in Title" style:family="table-cell" style:data-style-name="N0">
      <style:table-cell-properties style:vertical-align="automatic"/>
      <style:text-properties fo:color="#003366" fo:font-size="18pt" style:font-size-asian="18pt" style:font-size-complex="18pt" fo:font-weight="bold" style:font-weight-asian="bold" style:font-weight-complex="bold"/>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style:text-properties fo:color="#FF0000"/>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style style:name="_35500__26126__25991__32_2" style:display-name="説明文 2" style:family="table-cell" style:data-style-name="N0">
      <style:table-cell-properties style:vertical-align="automatic"/>
      <style:text-properties fo:color="#7F7F7F" style:font-name="ＭＳ Ｐゴシック1" style:font-name-asian="ＭＳ Ｐゴシック1" style:font-name-complex="ＭＳ Ｐゴシック1" fo:font-style="italic" style:font-style-asian="italic" style:font-style-complex="italic" style:font-family-generic="modern"/>
    </style:style>
    <style:style style:name="Default_1" style:display-name="Default" style:family="table-cell" style:data-style-name="N0">
      <style:table-cell-properties style:vertical-align="middle" fo:background-color="transparent"/>
      <style:text-properties fo:color="#000000" style:font-name="Liberation Sans" style:font-name-asian="Liberation Sans" style:font-name-complex="Liberation Sans" fo:font-size="10pt" style:font-size-asian="10pt" style:font-size-complex="10pt"/>
    </style:style>
    <style:style style:name="_27161__28310__32_2" style:display-name="標準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5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127</meta:generator>
    <meta:initial-creator>Sungan</meta:initial-creator>
    <dc:creator>user</dc:creator>
    <meta:creation-date>2014-09-19T06:30:43Z</meta:creation-date>
    <dc:date>2025-09-22T07:00:23Z</dc:date>
    <meta:print-date>2015-09-18T11:47:44Z</meta:print-date>
    <meta:editing-cycles>6</meta:editing-cycles>
    <meta:editing-duration>PT10277S</meta:editing-duration>
    <meta:user-defined meta:name="AppVersion">16.0300</meta:user-defined>
  </office:meta>
</office:document-meta>
</file>